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16.027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cli\change_password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btt::sleep(bpt::seconds(5)) ; no error??? 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 EXIT_SUCCESS =&gt; stdlib.h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43">
            <text:p>143</text:p>
          </table:table-cell>
          <table:table-cell office:value-type="string">
            <text:p>Advisory</text:p>
          </table:table-cell>
          <table:table-cell office:value-type="string">
            <text:p>fntype</text:p>
          </table:table-cell>
          <table:table-cell office:value-type="string">
            <text:p>Function types</text:p>
          </table:table-cell>
        </table:table-row>
        <table:table-row table:style-name="ro1">
          <table:table-cell office:value-type="string">
            <text:p>CmdType is an enum type : no error</text:p>
          </table:table-cell>
          <table:table-cell office:value-type="string">
            <text:p>C:\DemoSQuoRE\C++\SysFera\VISHNU\VISHNU_1.1.0\UMS\src\server\ListCommandsServer.h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table:style-name="ce1" office:value-type="string">
            <text:p><text:span text:style-name="T1">CmdType is an enum type : no error</text:span></text:p>
          </table:table-cell>
          <table:table-cell office:value-type="string">
            <text:p>C:\DemoSQuoRE\C++\SysFera\VISHNU\VISHNU_1.1.0\UMS\src\server\ListCommandsServer.h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cpp</text:p>
          </table:table-cell>
          <table:table-cell office:value-type="float" office:value="99">
            <text:p>9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>
          <table:table-cell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rver\SessionServer.cpp</text:p>
          </table:table-cell>
          <table:table-cell office:value-type="float" office:value="325">
            <text:p>3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umssed.cpp</text:p>
          </table:table-cell>
          <table:table-cell office:value-type="float" office:value="63">
            <text:p>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1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11:24:39</dc:date>
    <dc:creator>Capo-Chichi </dc:creator>
    <meta:generator>OpenOffice.org/3.2$Linux OpenOffice.org_project/320m12$Build-9483</meta:generator>
    <meta:editing-duration>PT00H55M44S</meta:editing-duration>
    <meta:editing-cycles>11</meta:editing-cycles>
    <meta:document-statistic meta:table-count="1" meta:cell-count="132" meta:object-count="0"/>
  </office:meta>
</office:document-meta>
</file>